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Roman 12" svg:font-family="'LM Roman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2a6099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a933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ff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29cm" fo:min-width="0.04cm"/>
    </style:style>
    <style:style style:name="gr5" style:family="graphic" style:parent-style-name="standard">
      <style:graphic-properties svg:stroke-color="#cccccc" draw:fill-color="#cccccc" draw:textarea-horizontal-align="justify" draw:textarea-vertical-align="middle" draw:auto-grow-height="false" fo:min-height="3.882cm" fo:min-width="3.632cm"/>
    </style:style>
    <style:style style:name="gr6" style:family="graphic" style:parent-style-name="standard">
      <style:graphic-properties svg:stroke-color="#3465a4" draw:fill-color="#2a6099" draw:textarea-horizontal-align="justify" draw:textarea-vertical-align="middle" draw:auto-grow-height="false" fo:min-height="2.036cm" fo:min-width="1.786cm"/>
    </style:style>
    <style:style style:name="gr7" style:family="graphic" style:parent-style-name="standard">
      <style:graphic-properties svg:stroke-color="#c9211e" draw:fill-color="#c9211e" draw:textarea-horizontal-align="justify" draw:textarea-vertical-align="middle" draw:auto-grow-height="false" fo:min-height="2.036cm" fo:min-width="1.786cm"/>
    </style:style>
    <style:style style:name="gr8" style:family="graphic" style:parent-style-name="standard">
      <style:graphic-properties draw:stroke="none" svg:stroke-color="#000000" draw:fill="none" draw:fill-color="#ffffff" fo:min-height="0.801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047cm" fo:min-width="3.797cm" fo:padding-top="0.142cm" fo:padding-bottom="0.142cm" fo:padding-left="0.267cm" fo:padding-right="0.267cm"/>
    </style:style>
    <style:style style:name="gr10" style:family="graphic" style:parent-style-name="standard">
      <style:graphic-properties svg:stroke-color="#cccccc" draw:fill-color="#cccccc" draw:textarea-horizontal-align="justify" draw:textarea-vertical-align="middle" draw:auto-grow-height="false" fo:min-height="1.02cm" fo:min-width="0.516cm"/>
    </style:style>
    <style:style style:name="gr11" style:family="graphic" style:parent-style-name="objectwithoutfill">
      <style:graphic-properties svg:stroke-width="0.035cm" svg:stroke-color="#ff0000" draw:marker-start-width="0.252cm" draw:marker-end-width="0.252cm" draw:fill="solid" draw:fill-color="#000000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ff0000" draw:marker-start-width="0.252cm" draw:marker-end="" draw:marker-end-width="0.152cm" draw:fill="solid" draw:textarea-vertical-align="middle" fo:padding-top="0.142cm" fo:padding-bottom="0.142cm" fo:padding-left="0.267cm" fo:padding-right="0.267cm" draw:shadow-offset-x="0.203cm" draw:shadow-offset-y="0.203cm"/>
    </style:style>
    <style:style style:name="gr1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793cm"/>
      <style:paragraph-properties style:writing-mode="lr-tb"/>
    </style:style>
    <style:style style:name="gr15" style:family="graphic" style:parent-style-name="objectwithoutfill">
      <style:graphic-properties svg:stroke-width="0.035cm" svg:stroke-color="#ff0000" draw:marker-start-width="0.252cm" draw:marker-end="Circle" draw:marker-end-width="0.152cm" draw:fill="solid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svg:stroke-color="#2a6099" draw:marker-start-width="0.252cm" draw:marker-end-width="0.252cm" draw:fill="solid" draw:fill-color="#000000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2a6099" draw:marker-start-width="0.252cm" draw:marker-end="" draw:marker-end-width="0.152cm" draw:fill="solid" draw:textarea-vertical-align="middle" fo:padding-top="0.142cm" fo:padding-bottom="0.142cm" fo:padding-left="0.267cm" fo:padding-right="0.267cm" draw:shadow-offset-x="0.203cm" draw:shadow-offset-y="0.203cm"/>
    </style:style>
    <style:style style:name="gr18" style:family="graphic" style:parent-style-name="objectwithoutfill">
      <style:graphic-properties svg:stroke-width="0.035cm" svg:stroke-color="#2a6099" draw:marker-start-width="0.252cm" draw:marker-end="Circle" draw:marker-end-width="0.152cm" draw:fill="solid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svg:stroke-color="#00a933" draw:marker-start-width="0.252cm" draw:marker-end-width="0.252cm" draw:fill="solid" draw:fill-color="#000000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svg:stroke-color="#00a933" draw:marker-start-width="0.252cm" draw:marker-end="" draw:marker-end-width="0.152cm" draw:fill="solid" draw:textarea-vertical-align="middle" fo:padding-top="0.142cm" fo:padding-bottom="0.142cm" fo:padding-left="0.267cm" fo:padding-right="0.267cm" draw:shadow-offset-x="0.203cm" draw:shadow-offset-y="0.203cm"/>
    </style:style>
    <style:style style:name="gr21" style:family="graphic" style:parent-style-name="objectwithoutfill">
      <style:graphic-properties svg:stroke-width="0.035cm" svg:stroke-color="#00a933" draw:marker-start-width="0.252cm" draw:marker-end="Circle" draw:marker-end-width="0.152cm" draw:fill="solid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23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24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25" style:family="graphic" style:parent-style-name="objectwithoutfill">
      <style:graphic-properties svg:stroke-color="#069a2e" draw:marker-end="Arrow" draw:marker-end-width="0.3cm" draw:fill="solid" draw:textarea-vertical-align="middle"/>
    </style:style>
    <style:style style:name="gr26" style:family="graphic" style:parent-style-name="objectwithoutfill">
      <style:graphic-properties svg:stroke-color="#2a6099" draw:marker-end="Arrow" draw:marker-end-width="0.3cm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-color="#2a6099"/>
      <style:paragraph-properties fo:text-align="center"/>
    </style:style>
    <style:style style:name="P5" style:family="paragraph">
      <loext:graphic-properties draw:fill-color="#c9211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ffffff" style:font-name="LM Roman 12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LM Roman 12" fo:font-size="16pt" style:font-size-asian="16pt" style:font-size-complex="16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ff0000" style:font-name="LM Roman 12" fo:font-size="16pt" style:font-size-asian="16pt" style:font-size-complex="16pt"/>
    </style:style>
    <style:style style:name="P12" style:family="paragraph">
      <loext:graphic-properties draw:fill="none" draw:fill-color="#ffffff"/>
      <style:paragraph-properties style:writing-mode="lr-tb"/>
      <style:text-properties fo:color="#00a933" style:font-name="LM Roman 12" fo:font-size="16pt" style:font-size-asian="16pt" style:font-size-complex="16pt"/>
    </style:style>
    <style:style style:name="P13" style:family="paragraph">
      <loext:graphic-properties draw:fill="none" draw:fill-color="#ffffff"/>
      <style:paragraph-properties style:writing-mode="lr-tb"/>
      <style:text-properties fo:color="#2a6099" style:font-name="LM Roman 12" fo:font-size="16pt" style:font-size-asian="16pt" style:font-size-complex="16pt"/>
    </style:style>
    <style:style style:name="T1" style:family="text">
      <style:text-properties fo:color="#ffffff" style:font-name="LM Roman 12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LM Roman 12" fo:font-size="16pt" style:font-size-asian="16pt" style:font-size-complex="16pt"/>
    </style:style>
    <style:style style:name="T3" style:family="text">
      <style:text-properties fo:color="#ff0000" style:font-name="LM Roman 12" fo:font-size="16pt" style:font-size-asian="16pt" style:font-size-complex="16pt"/>
    </style:style>
    <style:style style:name="T4" style:family="text">
      <style:text-properties fo:color="#00a933" style:font-name="LM Roman 12" fo:font-size="16pt" style:font-size-asian="16pt" style:font-size-complex="16pt"/>
    </style:style>
    <style:style style:name="T5" style:family="text">
      <style:text-properties fo:color="#2a6099" style:font-name="LM Roman 1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386cm" svg:height="1.994cm" draw:transform="skewX (-0.287455727803466) rotate (-0.675616953447006) translate (6.25619765467295cm 3.0022751742711cm)" svg:viewBox="0 0 3387 1995" svg:d="M0 1995c572 0 1693-997 1693-997 0 0 840-832 1694-998">
          <text:p/>
        </draw:path>
        <draw:path draw:style-name="gr2" draw:text-style-name="P1" draw:layer="layout" svg:width="2.941cm" svg:height="1.473cm" draw:transform="skewX (0.0684169066781778) rotate (0.558505360638185) translate (5.63666573605495cm 5.11774945028496cm)" svg:viewBox="0 0 2942 1474" svg:d="M0 1474c490 0 1471-737 1471-737 0 0 736-614 1471-737">
          <text:p/>
        </draw:path>
        <draw:path draw:style-name="gr3" draw:text-style-name="P1" draw:layer="layout" svg:width="3.047cm" svg:height="1.471cm" draw:transform="rotate (-1.5707963267949) translate (7.971cm 3.443cm)" svg:viewBox="0 0 3048 1472" svg:d="M0 1472c508 0 1524-736 1524-736 0 0 762-613 1524-736">
          <text:p/>
        </draw:path>
        <draw:custom-shape draw:style-name="gr4" draw:text-style-name="P2" draw:layer="layout" svg:width="0.762cm" svg:height="0.762cm" svg:x="6.858cm" svg:y="4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5.842cm" svg:height="5.842cm" svg:x="4.323cm" svg:y="2.06cm">
          <text:p/>
          <draw:enhanced-geometry svg:viewBox="0 0 21600 21600" draw:glue-points="10800 0 3163 3163 0 10800 3163 18437 10800 21600 18437 18437 21600 10800 18437 3163" draw:text-areas="3163 3163 18437 18437" draw:type="ring" draw:modifiers="624.61771385314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6" draw:text-style-name="P4" draw:layer="layout" svg:width="2.286cm" svg:height="2.286cm" draw:transform="rotate (1.74532925199433) translate (6.302cm 6.282cm)">
            <text:p/>
            <draw:enhanced-geometry svg:viewBox="0 0 21600 21600" draw:type="block-arc" draw:modifiers="179.59133517901 3310.44712705568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7" draw:text-style-name="P5" draw:layer="layout" svg:width="2.286cm" svg:height="2.286cm" draw:transform="rotate (-1.39626340159546) translate (8.153cm 3.631cm)">
            <text:p/>
            <draw:enhanced-geometry svg:viewBox="0 0 21600 21600" draw:type="block-arc" draw:modifiers="-179.426241702284 3301.08374782789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frame draw:style-name="gr8" draw:text-style-name="P6" draw:layer="layout" svg:width="0.889cm" svg:height="1.051cm" draw:transform="rotate (-1.39626340159546) translate (7.031cm 4.641cm)">
            <draw:text-box>
              <text:p><text:span text:style-name="T1">S</text:span></text:p>
            </draw:text-box>
          </draw:frame>
          <draw:frame draw:style-name="gr8" draw:text-style-name="P6" draw:layer="layout" svg:width="0.889cm" svg:height="1.051cm" draw:transform="rotate (-1.39626340159546) translate (8.428cm 4.26cm)">
            <draw:text-box>
              <text:p><text:span text:style-name="T1">N</text:span></text:p>
            </draw:text-box>
          </draw:frame>
        </draw:g>
        <draw:custom-shape draw:style-name="gr9" draw:text-style-name="P7" draw:layer="layout" svg:width="6.123cm" svg:height="6.123cm" svg:x="4.161cm" svg:y="1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" draw:text-style-name="P3" draw:layer="layout" svg:width="1.016cm" svg:height="1.27cm" svg:x="6.736cm" svg:y="2.187cm">
            <text:p/>
            <draw:enhanced-geometry svg:viewBox="0 0 21600 21600" draw:type="rectangle" draw:enhanced-path="M 0 0 L 21600 0 21600 21600 0 21600 0 0 Z N"/>
          </draw:custom-shape>
          <draw:path draw:style-name="gr11" draw:text-style-name="P8" draw:layer="layout" svg:width="1.396cm" svg:height="0.38cm" svg:x="6.603cm" svg:y="2.441cm" svg:viewBox="0 0 1397 381" svg:d="M127 0c-127 0-127 95-127 95 0 0 0 96 127 96s1016 0 1016 0h127c0 0 127 0 127 95s-254 95-254 95">
            <text:p/>
          </draw:path>
          <draw:path draw:style-name="gr11" draw:text-style-name="P8" draw:layer="layout" svg:width="1.396cm" svg:height="0.38cm" svg:x="6.603cm" svg:y="2.822cm" svg:viewBox="0 0 1397 381" svg:d="M127 0c-127 0-127 95-127 95 0 0 0 96 127 96s1016 0 1016 0h127c0 0 127 0 127 95s-254 95-254 95">
            <text:p/>
          </draw:path>
          <draw:path draw:style-name="gr3" draw:text-style-name="P1" draw:layer="layout" svg:width="0.227cm" svg:height="0.888cm" draw:transform="rotate (-3.14159265358979) translate (7.98cm 2.441cm)" svg:viewBox="0 0 228 889" svg:d="M228 0c-228 0-228 254-228 254v635">
            <text:p/>
          </draw:path>
          <draw:path draw:style-name="gr12" draw:text-style-name="P1" draw:layer="layout" svg:width="0.236cm" svg:height="0.253cm" svg:x="6.499cm" svg:y="3.203cm" svg:viewBox="0 0 237 254" svg:d="M237 0c-237 0-237 254-237 254">
            <text:p/>
          </draw:path>
        </draw:g>
        <draw:line draw:style-name="gr13" draw:text-style-name="P1" draw:layer="layout" svg:x1="2.905cm" svg:y1="5.007cm" svg:x2="6.08cm" svg:y2="5.007cm">
          <text:p/>
        </draw:line>
        <draw:frame draw:style-name="gr14" draw:text-style-name="P9" draw:layer="layout" svg:width="1.905cm" svg:height="1.043cm" svg:x="1.089cm" svg:y="4.402cm">
          <draw:text-box>
            <text:p><text:span text:style-name="T2">Rotor</text:span></text:p>
          </draw:text-box>
        </draw:frame>
        <draw:line draw:style-name="gr13" draw:text-style-name="P1" draw:layer="layout" svg:x1="2.867cm" svg:y1="2.651cm" svg:x2="4.772cm" svg:y2="3.54cm">
          <text:p/>
        </draw:line>
        <draw:frame draw:style-name="gr14" draw:text-style-name="P9" draw:layer="layout" svg:width="2.032cm" svg:height="1.043cm" svg:x="0.962cm" svg:y="1.989cm">
          <draw:text-box>
            <text:p><text:span text:style-name="T2">Stator</text:span></text:p>
          </draw:text-box>
        </draw:frame>
        <draw:frame draw:style-name="gr14" draw:text-style-name="P9" draw:layer="layout" svg:width="2.794cm" svg:height="1.043cm" svg:x="0.2cm" svg:y="6.08cm">
          <draw:text-box>
            <text:p><text:span text:style-name="T2">Windings</text:span></text:p>
          </draw:text-box>
        </draw:frame>
        <draw:g>
          <draw:custom-shape draw:style-name="gr10" draw:text-style-name="P3" draw:layer="layout" svg:width="1.016cm" svg:height="1.27cm" draw:transform="rotate (-3.14159265358979) translate (7.734cm 7.768cm)">
            <text:p/>
            <draw:enhanced-geometry svg:viewBox="0 0 21600 21600" draw:mirror-horizontal="true" draw:type="rectangle" draw:enhanced-path="M 0 0 L 21600 0 21600 21600 0 21600 0 0 Z N"/>
          </draw:custom-shape>
          <draw:path draw:style-name="gr11" draw:text-style-name="P8" draw:layer="layout" svg:width="1.396cm" svg:height="0.38cm" draw:transform="rotate (-3.14159265358979) translate (7.86261374439273cm 7.47651323932935cm)" svg:viewBox="0 0 1397 381" svg:d="M127 0c-127 0-127 95-127 95 0 0 0 96 127 96s1016 0 1016 0h127c0 0 127 0 127 95s-254 95-254 95">
            <text:p/>
          </draw:path>
          <draw:path draw:style-name="gr11" draw:text-style-name="P8" draw:layer="layout" svg:width="1.396cm" svg:height="0.38cm" draw:transform="rotate (-3.14159265358979) translate (7.86261374439273cm 7.09551323932935cm)" svg:viewBox="0 0 1397 381" svg:d="M127 0c-127 0-127 95-127 95 0 0 0 96 127 96s1016 0 1016 0h127c0 0 127 0 127 95s-254 95-254 95">
            <text:p/>
          </draw:path>
          <draw:path draw:style-name="gr15" draw:text-style-name="P1" draw:layer="layout" svg:width="0.227cm" svg:height="0.575cm" svg:x="6.491cm" svg:y="7.453cm" svg:viewBox="0 0 228 576" svg:d="M228 0c-228 0-228 165-228 165v411">
            <text:p/>
          </draw:path>
          <draw:path draw:style-name="gr12" draw:text-style-name="P1" draw:layer="layout" svg:width="0.236cm" svg:height="0.253cm" draw:transform="rotate (-3.14159265358979) translate (7.97061374439274cm 6.71451323932935cm)" svg:viewBox="0 0 237 254" svg:d="M237 0c-237 0-237 254-237 254">
            <text:p/>
          </draw:path>
        </draw:g>
        <draw:g>
          <draw:custom-shape draw:style-name="gr10" draw:text-style-name="P3" draw:layer="layout" svg:width="1.016cm" svg:height="1.27cm" draw:transform="rotate (-2.0943951023932) translate (9.852cm 5.956cm)">
            <text:p/>
            <draw:enhanced-geometry svg:viewBox="0 0 21600 21600" draw:type="rectangle" draw:enhanced-path="M 0 0 L 21600 0 21600 21600 0 21600 0 0 Z N"/>
          </draw:custom-shape>
          <draw:path draw:style-name="gr16" draw:text-style-name="P8" draw:layer="layout" svg:width="1.396cm" svg:height="0.38cm" draw:transform="rotate (-2.0943951023932) translate (9.69766842788107cm 5.71245905903742cm)" svg:viewBox="0 0 1397 381" svg:d="M127 0c-127 0-127 95-127 95 0 0 0 96 127 96s1016 0 1016 0h127c0 0 127 0 127 95s-254 95-254 95">
            <text:p/>
          </draw:path>
          <draw:path draw:style-name="gr16" draw:text-style-name="P8" draw:layer="layout" svg:width="1.396cm" svg:height="0.38cm" draw:transform="rotate (-2.0943951023932) translate (9.3677127490392cm 5.52195905903742cm)" svg:viewBox="0 0 1397 381" svg:d="M127 0c-127 0-127 95-127 95 0 0 0 96 127 96s1016 0 1016 0h127c0 0 127 0 127 95s-254 95-254 95">
            <text:p/>
          </draw:path>
          <draw:path draw:style-name="gr1" draw:text-style-name="P1" draw:layer="layout" svg:width="0.227cm" svg:height="0.888cm" draw:transform="rotate (1.0471975511966) translate (9.00916842788108cm 6.90497604004859cm)" svg:viewBox="0 0 228 889" svg:d="M228 0c-228 0-228 254-228 254v635">
            <text:p/>
          </draw:path>
          <draw:path draw:style-name="gr17" draw:text-style-name="P1" draw:layer="layout" svg:width="0.242cm" svg:height="0.254cm" draw:transform="skewX (0.0268780704807126) rotate (-2.07921073790085) translate (9.08939435685875cm 5.23464225874257cm)" svg:viewBox="0 0 243 255" svg:d="M243 0c-243-1-243 255-243 255">
            <text:p/>
          </draw:path>
        </draw:g>
        <draw:g>
          <draw:custom-shape draw:style-name="gr10" draw:text-style-name="P3" draw:layer="layout" svg:width="1.016cm" svg:height="1.27cm" draw:transform="rotate (-1.0471975511966) translate (5.588cm 3.212cm)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path draw:style-name="gr16" draw:text-style-name="P8" draw:layer="layout" svg:width="1.396cm" svg:height="0.38cm" draw:transform="rotate (1.0471975511966) translate (4.67803183253176cm 4.35157384340281cm)" svg:viewBox="0 0 1397 381" svg:d="M127 0c-127 0-127 95-127 95 0 0 0 96 127 96s1016 0 1016 0h127c0 0 127 0 127 95s-254 95-254 95">
            <text:p/>
          </draw:path>
          <draw:path draw:style-name="gr16" draw:text-style-name="P8" draw:layer="layout" svg:width="1.396cm" svg:height="0.38cm" draw:transform="rotate (1.0471975511966) translate (5.00798751137363cm 4.54207384340281cm)" svg:viewBox="0 0 1397 381" svg:d="M127 0c-127 0-127 95-127 95 0 0 0 96 127 96s1016 0 1016 0h127c0 0 127 0 127 95s-254 95-254 95">
            <text:p/>
          </draw:path>
          <draw:path draw:style-name="gr18" draw:text-style-name="P1" draw:layer="layout" svg:width="0.227cm" svg:height="0.575cm" draw:transform="rotate (-2.0943951023932) translate (5.38466802350011cm 3.17530129982118cm)" svg:viewBox="0 0 228 576" svg:d="M228 0c-228 0-228 165-228 165v411">
            <text:p/>
          </draw:path>
          <draw:path draw:style-name="gr17" draw:text-style-name="P1" draw:layer="layout" svg:width="0.236cm" svg:height="0.253cm" draw:transform="rotate (1.0471975511966) translate (5.2839431902155cm 4.82610458701153cm)" svg:viewBox="0 0 237 254" svg:d="M237 0c-237 0-237 254-237 254">
            <text:p/>
          </draw:path>
        </draw:g>
        <draw:g>
          <draw:custom-shape draw:style-name="gr10" draw:text-style-name="P3" draw:layer="layout" svg:width="1.016cm" svg:height="1.27cm" draw:transform="rotate (2.0943951023932) translate (5.128cm 6.842cm)">
            <text:p/>
            <draw:enhanced-geometry svg:viewBox="0 0 21600 21600" draw:type="rectangle" draw:enhanced-path="M 0 0 L 21600 0 21600 21600 0 21600 0 0 Z N"/>
          </draw:custom-shape>
          <draw:path draw:style-name="gr19" draw:text-style-name="P8" draw:layer="layout" svg:width="1.396cm" svg:height="0.38cm" draw:transform="rotate (2.0943951023932) translate (5.41485024910999cm 6.83091943274083cm)" svg:viewBox="0 0 1397 381" svg:d="M127 0c-127 0-127 95-127 95 0 0 0 96 127 96s1016 0 1016 0h127c0 0 127 0 127 95s-254 95-254 95">
            <text:p/>
          </draw:path>
          <draw:path draw:style-name="gr19" draw:text-style-name="P8" draw:layer="layout" svg:width="1.396cm" svg:height="0.38cm" draw:transform="rotate (2.0943951023932) translate (5.74480592795187cm 6.64041943274083cm)" svg:viewBox="0 0 1397 381" svg:d="M127 0c-127 0-127 95-127 95 0 0 0 96 127 96s1016 0 1016 0h127c0 0 127 0 127 95s-254 95-254 95">
            <text:p/>
          </draw:path>
          <draw:path draw:style-name="gr2" draw:text-style-name="P1" draw:layer="layout" svg:width="0.227cm" svg:height="0.888cm" draw:transform="rotate (-1.0471975511966) translate (4.72635024910999cm 5.63840245172965cm)" svg:viewBox="0 0 228 889" svg:d="M228 0c-228 0-228 254-228 254v635">
            <text:p/>
          </draw:path>
          <draw:path draw:style-name="gr20" draw:text-style-name="P1" draw:layer="layout" svg:width="0.236cm" svg:height="0.253cm" draw:transform="rotate (2.0943951023932) translate (6.12676160679373cm 6.53998607473441cm)" svg:viewBox="0 0 237 254" svg:d="M237 0c-237 0-237 254-237 254">
            <text:p/>
          </draw:path>
        </draw:g>
        <draw:g>
          <draw:custom-shape draw:style-name="gr10" draw:text-style-name="P3" draw:layer="layout" svg:width="1.016cm" svg:height="1.27cm" draw:transform="rotate (1.0471975511966) translate (8.28cm 3.993cm)">
            <text:p/>
            <draw:enhanced-geometry svg:viewBox="0 0 21600 21600" draw:mirror-horizontal="true" draw:type="rectangle" draw:enhanced-path="M 0 0 L 21600 0 21600 21600 0 21600 0 0 Z N"/>
          </draw:custom-shape>
          <draw:path draw:style-name="gr19" draw:text-style-name="P8" draw:layer="layout" svg:width="1.396cm" svg:height="0.38cm" draw:transform="rotate (-1.0471975511966) translate (9.06178419567801cm 3.14898458147065cm)" svg:viewBox="0 0 1397 381" svg:d="M127 0c-127 0-127 95-127 95 0 0 0 96 127 96s1016 0 1016 0h127c0 0 127 0 127 95s-254 95-254 95">
            <text:p/>
          </draw:path>
          <draw:path draw:style-name="gr19" draw:text-style-name="P8" draw:layer="layout" svg:width="1.396cm" svg:height="0.38cm" draw:transform="rotate (-1.0471975511966) translate (8.73182851683614cm 3.33948458147065cm)" svg:viewBox="0 0 1397 381" svg:d="M127 0c-127 0-127 95-127 95 0 0 0 96 127 96s1016 0 1016 0h127c0 0 127 0 127 95s-254 95-254 95">
            <text:p/>
          </draw:path>
          <draw:path draw:style-name="gr21" draw:text-style-name="P1" draw:layer="layout" svg:width="0.228cm" svg:height="0.575cm" draw:transform="rotate (2.09596589871999) translate (9.72791099698291cm 4.34968933025674cm)" svg:viewBox="0 0 229 576" svg:d="M229 0c-228 0-228 164-228 164l-1 412">
            <text:p/>
          </draw:path>
          <draw:path draw:style-name="gr20" draw:text-style-name="P1" draw:layer="layout" svg:width="0.236cm" svg:height="0.253cm" draw:transform="rotate (-1.0463248865706) translate (8.3475829290411cm 3.43636547804022cm)" svg:viewBox="0 0 237 254" svg:d="M237 0c-237 0-237 254-237 254">
            <text:p/>
          </draw:path>
        </draw:g>
        <draw:line draw:style-name="gr13" draw:text-style-name="P1" draw:layer="layout" svg:x1="2.867cm" svg:y1="6.715cm" svg:x2="5.28cm" svg:y2="6.207cm">
          <text:p/>
        </draw:line>
        <draw:line draw:style-name="gr13" draw:text-style-name="P1" draw:layer="layout" svg:x1="7.211cm" svg:y1="4.93cm" svg:x2="11.823cm" svg:y2="4.117cm">
          <text:p/>
        </draw:line>
        <draw:line draw:style-name="gr13" draw:text-style-name="P1" draw:layer="layout" svg:x1="7.211cm" svg:y1="4.93cm" svg:x2="6.398cm" svg:y2="0.318cm">
          <text:p/>
        </draw:line>
        <draw:g>
          <svg:title>TexMaths</svg:title>
          <svg:desc>14§display§i_b§svg§600§FALSE§</svg:desc>
          <draw:g>
            <draw:path draw:style-name="gr22" draw:text-style-name="P10" draw:layer="layout" svg:width="0.278cm" svg:height="0.348cm" svg:x="3.799cm" svg:y="5.579cm" svg:viewBox="0 0 279 349" svg:d="M0 0c93 0 186 0 279 0 0 116 0 233 0 349-93 0-186 0-279 0 0-116 0-233 0-349z">
              <text:p/>
            </draw:path>
            <draw:path draw:style-name="gr23" draw:text-style-name="P8" draw:layer="layout" svg:width="0.129cm" svg:height="0.327cm" svg:x="3.788cm" svg:y="5.554cm" svg:viewBox="0 0 130 328" svg:d="M124 18c0-10-6-18-18-18-13 0-25 13-25 27 0 8 5 16 18 16 11 0 25-11 25-25zM88 201c5-14 5-15 11-28 3-10 6-17 6-27 0-20-16-39-41-39-46 0-64 70-64 74 0 6 4 4 6 6 5 0 5-1 8-8 12-46 32-62 49-62 4 0 12 0 12 16 0 11-3 20-5 26-4 13-25 68-34 89-4 13-11 30-11 39 0 24 17 41 41 41 46 0 64-71 64-75 0-5-6-5-7-5-5 0-5 2-7 9-9 30-25 60-50 60-9 0-12-4-12-16s3-19 14-48c7-18 13-35 20-52z">
              <text:p/>
            </draw:path>
            <draw:path draw:style-name="gr23" draw:text-style-name="P8" draw:layer="layout" svg:width="0.137cm" svg:height="0.239cm" svg:x="3.965cm" svg:y="5.713cm" svg:viewBox="0 0 138 240" svg:d="M67 10c1 0 1-4 1-6 0-1-1-4-5-4-7 0-35 3-43 3-3 0-7 1-7 8 0 4 4 4 8 4 17 0 17 3 17 6s-5 15-6 24c-3 10-6 21-8 32-3 11-23 85-23 90-1 7-1 13-1 17 0 34 21 56 50 56 42 0 88-46 88-98 0-39-28-56-52-56-16 0-32 10-43 19 8-32 16-64 24-95zM50 230c-17 0-26-14-26-35 0-12 2-23 12-62 3-6 3-7 9-14 14-16 29-24 41-24 13 0 24 11 24 33 0 14-7 49-17 69-8 16-25 33-43 33z">
              <text:p/>
            </draw:path>
          </draw:g>
        </draw:g>
        <draw:g>
          <svg:title>TexMaths</svg:title>
          <svg:desc>14§display§i_c§svg§600§FALSE§</svg:desc>
          <draw:g>
            <draw:path draw:style-name="gr22" draw:text-style-name="P10" draw:layer="layout" svg:width="0.286cm" svg:height="0.348cm" svg:x="9.803cm" svg:y="6.868cm" svg:viewBox="0 0 287 349" svg:d="M0 0c96 0 191 0 287 0 0 116 0 233 0 349-96 0-191 0-287 0 0-116 0-233 0-349z">
              <text:p/>
            </draw:path>
            <draw:path draw:style-name="gr23" draw:text-style-name="P8" draw:layer="layout" svg:width="0.129cm" svg:height="0.327cm" svg:x="9.792cm" svg:y="6.843cm" svg:viewBox="0 0 130 328" svg:d="M124 18c0-10-6-18-17-18-14 0-26 13-26 27 0 8 5 16 18 16 11 0 25-11 25-25zM88 201c5-14 5-15 11-28 3-10 5-17 5-27 0-20-15-39-40-39-46 0-64 70-64 74 0 6 4 4 6 6 5 0 5-1 8-8 12-46 32-62 49-62 4 0 12 0 12 16 0 11-3 20-5 26-5 13-25 68-34 89-4 13-11 30-11 39 0 24 17 41 40 41 46 0 65-71 65-75 0-5-6-5-7-5-5 0-5 2-7 9-9 30-25 60-51 60-8 0-11-4-11-16s3-19 14-48c7-18 13-35 20-52z">
              <text:p/>
            </draw:path>
            <draw:path draw:style-name="gr23" draw:text-style-name="P8" draw:layer="layout" svg:width="0.147cm" svg:height="0.152cm" svg:x="9.967cm" svg:y="7.089cm" svg:viewBox="0 0 148 153" svg:d="M128 20c-12 1-17 11-17 19s7 13 13 13c7 0 19-6 19-23 0-23-26-29-44-29-52 0-99 46-99 93 0 30 21 60 63 60 58 0 85-33 85-39 0-1-3-5-6-5s-3 1-6 4c-26 31-66 31-72 31-25 0-36-17-36-38 0-10 5-47 22-71 14-17 31-27 49-27 4 0 21 2 29 12z">
              <text:p/>
            </draw:path>
          </draw:g>
        </draw:g>
        <draw:frame draw:style-name="gr14" draw:text-style-name="P9" draw:layer="layout" svg:width="2.032cm" svg:height="1.043cm" svg:x="10.414cm" svg:y="3.148cm">
          <draw:text-box>
            <text:p><text:span text:style-name="T2">d axis</text:span></text:p>
          </draw:text-box>
        </draw:frame>
        <draw:frame draw:style-name="gr14" draw:text-style-name="P9" draw:layer="layout" svg:width="2.032cm" svg:height="1.043cm" svg:x="6.477cm" svg:y="-0.127cm">
          <draw:text-box>
            <text:p><text:span text:style-name="T2">q axis</text:span></text:p>
          </draw:text-box>
        </draw:frame>
        <draw:line draw:style-name="gr24" draw:text-style-name="P1" draw:layer="layout" svg:x1="7.211cm" svg:y1="4.931cm" svg:x2="11.895cm" svg:y2="4.931cm">
          <text:p/>
        </draw:line>
        <draw:line draw:style-name="gr25" draw:text-style-name="P1" draw:layer="layout" svg:x1="7.211cm" svg:y1="4.953cm" svg:x2="4.869cm" svg:y2="0.897cm">
          <text:p/>
        </draw:line>
        <draw:line draw:style-name="gr26" draw:text-style-name="P1" draw:layer="layout" svg:x1="7.212cm" svg:y1="4.931cm" svg:x2="4.87cm" svg:y2="8.987cm">
          <text:p/>
        </draw:line>
        <draw:frame draw:style-name="gr14" draw:text-style-name="P11" draw:layer="layout" svg:width="2.032cm" svg:height="1.043cm" svg:x="10.414cm" svg:y="4.849cm">
          <draw:text-box>
            <text:p><text:span text:style-name="T3">a axis</text:span></text:p>
          </draw:text-box>
        </draw:frame>
        <draw:frame draw:style-name="gr14" draw:text-style-name="P12" draw:layer="layout" svg:width="2.032cm" svg:height="1.043cm" svg:x="3.177cm" svg:y="0.074cm">
          <draw:text-box>
            <text:p><text:span text:style-name="T4">b axis</text:span></text:p>
          </draw:text-box>
        </draw:frame>
        <draw:g>
          <svg:title>TexMaths</svg:title>
          <svg:desc>14§display§i_a§svg§600§FALSE§</svg:desc>
          <draw:g>
            <draw:path draw:style-name="gr22" draw:text-style-name="P10" draw:layer="layout" svg:width="0.313cm" svg:height="0.349cm" svg:x="8.139cm" svg:y="1.549cm" svg:viewBox="0 0 314 350" svg:d="M156 350c-52 0-104 0-156 0 0-117 0-233 0-350 105 0 209 0 314 0 0 117 0 233 0 350-53 0-105 0-158 0z">
              <text:p/>
            </draw:path>
            <draw:path draw:style-name="gr23" draw:text-style-name="P8" draw:layer="layout" svg:width="0.129cm" svg:height="0.328cm" svg:x="8.128cm" svg:y="1.524cm" svg:viewBox="0 0 130 329" svg:d="M126 18c0-10-7-18-19-18-14 0-26 13-26 26 0 9 7 17 18 17s27-11 27-25zM88 202c5-15 5-15 11-29 4-10 6-17 6-25 0-23-16-41-39-41-46 0-66 71-66 76 0 4 6 4 7 4 4 0 4 0 7-9 14-46 33-59 50-59 3 0 11 0 11 15 0 10-2 21-5 25-3 12-25 70-34 91-4 12-11 29-11 39 0 22 17 40 41 40 46 0 64-71 64-75 0-6-4-6-6-6-5 0-5 2-8 9-9 32-25 61-49 61-8 0-13-6-13-17s3-18 14-49c7-16 13-33 20-50z">
              <text:p/>
            </draw:path>
            <draw:path draw:style-name="gr23" draw:text-style-name="P8" draw:layer="layout" svg:width="0.173cm" svg:height="0.154cm" svg:x="8.304cm" svg:y="1.769cm" svg:viewBox="0 0 174 155" svg:d="M123 21c-7-11-18-21-35-21-43 0-88 49-88 98 0 33 22 57 52 57 18 0 34-11 48-24 6 20 26 24 35 24 13 0 21-9 27-18 8-14 12-34 12-35 0-4-4-4-5-4-6 0-6 1-7 11-4 15-11 36-25 36-10 0-11-7-11-17 0-5 1-18 4-26 3-10 5-24 8-32 2-9 4-17 6-25 2-10 7-25 7-27 0-8-7-11-11-11-7 0-14 4-17 14zM102 109c-3 10-11 15-18 22-3 3-17 14-31 14s-25-8-25-33c0-19 10-56 17-70 16-27 33-32 43-32 24 0 31 26 31 29 0 1-2 4-2 6-5 21-10 42-15 64z">
              <text:p/>
            </draw:path>
          </draw:g>
        </draw:g>
        <draw:frame draw:style-name="gr14" draw:text-style-name="P13" draw:layer="layout" svg:width="2.032cm" svg:height="1.043cm" svg:x="5.08cm" svg:y="8.228cm">
          <draw:text-box>
            <text:p><text:span text:style-name="T5">c axi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Roman 12" svg:font-family="'LM Roman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97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12:04:06.994693653</meta:creation-date>
    <dc:date>2021-05-30T17:00:54.906929358</dc:date>
    <meta:editing-duration>PT1H8M19S</meta:editing-duration>
    <meta:editing-cycles>6</meta:editing-cycles>
    <meta:generator>LibreOffice/6.4.7.2$Linux_X86_64 LibreOffice_project/40$Build-2</meta:generator>
    <meta:document-statistic meta:object-count="78"/>
  </office:meta>
</office:document-meta>
</file>